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85cm"/>
    </style:style>
    <style:style style:name="co3" style:family="table-column">
      <style:table-column-properties fo:break-before="auto" style:column-width="2.566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7.7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ackground-color="#ffb66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background-color="#ffb66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https://senaiweb6.fieb.org.br/Corpore.Net/DXR.axd?r=1_88-efKbs" draw:style-name="gr1" draw:text-style-name="P1" svg:width="0.02cm" svg:height="0.02cm" svg:x="0cm" svg:y="0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" draw:name="https://senaiweb6.fieb.org.br/Corpore.Net/DXR.axd?r=1_88-efKbs" draw:style-name="gr1" draw:text-style-name="P1" svg:width="0.02cm" svg:height="0.02cm" svg:x="0cm" svg:y="0.45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" draw:name="https://senaiweb6.fieb.org.br/Corpore.Net/DXR.axd?r=1_88-efKbs" draw:style-name="gr1" draw:text-style-name="P1" svg:width="0.02cm" svg:height="0.02cm" svg:x="0cm" svg:y="0.90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" draw:name="https://senaiweb6.fieb.org.br/Corpore.Net/DXR.axd?r=1_88-efKbs" draw:style-name="gr1" draw:text-style-name="P1" svg:width="0.02cm" svg:height="0.02cm" svg:x="0cm" svg:y="1.35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" draw:name="https://senaiweb6.fieb.org.br/Corpore.Net/DXR.axd?r=1_88-efKbs" draw:style-name="gr1" draw:text-style-name="P1" svg:width="0.02cm" svg:height="0.02cm" svg:x="0cm" svg:y="1.80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" draw:name="https://senaiweb6.fieb.org.br/Corpore.Net/DXR.axd?r=1_88-efKbs" draw:style-name="gr1" draw:text-style-name="P1" svg:width="0.02cm" svg:height="0.02cm" svg:x="0cm" svg:y="2.2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" draw:name="https://senaiweb6.fieb.org.br/Corpore.Net/DXR.axd?r=1_88-efKbs" draw:style-name="gr1" draw:text-style-name="P1" svg:width="0.02cm" svg:height="0.02cm" svg:x="0cm" svg:y="2.70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7" draw:name="https://senaiweb6.fieb.org.br/Corpore.Net/DXR.axd?r=1_88-efKbs" draw:style-name="gr1" draw:text-style-name="P1" svg:width="0.02cm" svg:height="0.02cm" svg:x="0cm" svg:y="3.16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8" draw:name="https://senaiweb6.fieb.org.br/Corpore.Net/DXR.axd?r=1_88-efKbs" draw:style-name="gr1" draw:text-style-name="P1" svg:width="0.02cm" svg:height="0.02cm" svg:x="0cm" svg:y="3.61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9" draw:name="https://senaiweb6.fieb.org.br/Corpore.Net/DXR.axd?r=1_88-efKbs" draw:style-name="gr1" draw:text-style-name="P1" svg:width="0.02cm" svg:height="0.02cm" svg:x="0cm" svg:y="4.06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0" draw:name="https://senaiweb6.fieb.org.br/Corpore.Net/DXR.axd?r=1_88-efKbs" draw:style-name="gr1" draw:text-style-name="P1" svg:width="0.02cm" svg:height="0.02cm" svg:x="0cm" svg:y="4.51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1" draw:name="https://senaiweb6.fieb.org.br/Corpore.Net/DXR.axd?r=1_88-efKbs" draw:style-name="gr1" draw:text-style-name="P1" svg:width="0.02cm" svg:height="0.02cm" svg:x="0cm" svg:y="4.96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2" draw:name="https://senaiweb6.fieb.org.br/Corpore.Net/DXR.axd?r=1_88-efKbs" draw:style-name="gr1" draw:text-style-name="P1" svg:width="0.02cm" svg:height="0.02cm" svg:x="0cm" svg:y="5.41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3" draw:name="https://senaiweb6.fieb.org.br/Corpore.Net/DXR.axd?r=1_88-efKbs" draw:style-name="gr1" draw:text-style-name="P1" svg:width="0.02cm" svg:height="0.02cm" svg:x="0cm" svg:y="5.87cm">
            <draw:image xlink:href="https://senaiweb6.fieb.org.br/Corpore.Net/DXR.axd?r=1_88-efKbs" xlink:type="simple" xlink:show="embed" xlink:actuate="onLoad" draw:mime-type="image/gif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1" table:number-columns-repeated="2" table:default-cell-style-name="ce14"/>
        <table:table-column table:style-name="co1" table:default-cell-style-name="Default"/>
        <table:table-row table:style-name="ro1">
          <table:table-cell table:style-name="ce5" office:value-type="string" calcext:value-type="string">
            <text:p>Matrícula</text:p>
          </table:table-cell>
          <table:table-cell table:style-name="ce5" office:value-type="string" calcext:value-type="string">
            <text:p>Discente</text:p>
          </table:table-cell>
          <table:table-cell table:style-name="ce3" office:value-type="string" calcext:value-type="string">
            <text:p>Nascimento</text:p>
          </table:table-cell>
          <table:table-cell table:style-name="ce5" office:value-type="string" calcext:value-type="string">
            <text:p>Situação</text:p>
          </table:table-cell>
          <table:table-cell table:style-name="ce5" office:value-type="string" calcext:value-type="string">
            <text:p>E-mail</text:p>
          </table:table-cell>
          <table:table-cell table:style-name="ce13" office:value-type="string" calcext:value-type="string">
            <text:p>Modelo</text:p>
          </table:table-cell>
          <table:table-cell table:style-name="ce13" office:value-type="string" calcext:value-type="string">
            <text:p>PDFs</text:p>
          </table:table-cell>
          <table:table-cell table:style-name="ce15"/>
        </table:table-row>
        <table:table-row table:style-name="ro1">
          <table:table-cell office:value-type="string" calcext:value-type="string">
            <text:p>023.985923</text:p>
          </table:table-cell>
          <table:table-cell office:value-type="string" calcext:value-type="string">
            <text:p>Alice Vieira Vaz Porto</text:p>
          </table:table-cell>
          <table:table-cell office:value-type="date" office:date-value="2006-09-11" calcext:value-type="date">
            <text:p>11/09/06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alice.porto@aln.senaicimatec.edu.br" xlink:type="simple">alice.porto@aln.senaicimatec.edu.br</text:a>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023.986551</text:p>
          </table:table-cell>
          <table:table-cell office:value-type="string" calcext:value-type="string">
            <text:p>Edgar Ricardo Silva Machado</text:p>
          </table:table-cell>
          <table:table-cell office:value-type="date" office:date-value="1972-01-31" calcext:value-type="date">
            <text:p>31/01/72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edgar.machado@aln.senaicimatec.edu.br" xlink:type="simple">edgar.machado@aln.senaicimatec.edu.br</text:a>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023.960088</text:p>
          </table:table-cell>
          <table:table-cell office:value-type="string" calcext:value-type="string">
            <text:p>Fernando Antonio Ribeiro Silva Junior</text:p>
          </table:table-cell>
          <table:table-cell office:value-type="date" office:date-value="2006-02-16" calcext:value-type="date">
            <text:p>16/02/06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fernando.a.junior@aln.senaicimatec.edu.br" xlink:type="simple">fernando.a.junior@aln.senaicimatec.edu.br</text:a>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023.985558</text:p>
          </table:table-cell>
          <table:table-cell office:value-type="string" calcext:value-type="string">
            <text:p>Gabriela Plessim Simões Tognasca</text:p>
          </table:table-cell>
          <table:table-cell office:value-type="date" office:date-value="2005-02-10" calcext:value-type="date">
            <text:p>10/02/05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gabriela.tognasca@aln.senaicimatec.edu.br" xlink:type="simple">gabriela.tognasca@aln.senaicimatec.edu.br</text:a>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023.985515</text:p>
          </table:table-cell>
          <table:table-cell office:value-type="string" calcext:value-type="string">
            <text:p>Joana Teotonio Viana</text:p>
          </table:table-cell>
          <table:table-cell office:value-type="date" office:date-value="2005-11-04" calcext:value-type="date">
            <text:p>04/11/05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joana.viana@aln.senaicimatec.edu.br" xlink:type="simple">joana.viana@aln.senaicimatec.edu.br</text:a>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 table:visibility="collapse">
          <table:table-cell office:value-type="string" calcext:value-type="string">
            <text:p>1T1.912934</text:p>
          </table:table-cell>
          <table:table-cell office:value-type="string" calcext:value-type="string">
            <text:p>Leonardo Pimentel Barreto Rigaud Santos</text:p>
          </table:table-cell>
          <table:table-cell office:value-type="date" office:date-value="2005-12-06" calcext:value-type="date">
            <text:p>06/12/05</text:p>
          </table:table-cell>
          <table:table-cell office:value-type="string" calcext:value-type="string">
            <text:p>Matriculado</text:p>
          </table:table-cell>
          <table:table-cell/>
          <table:table-cell table:number-columns-repeated="2"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023.985982</text:p>
          </table:table-cell>
          <table:table-cell office:value-type="string" calcext:value-type="string">
            <text:p>Lis Teixeira Barbosa</text:p>
          </table:table-cell>
          <table:table-cell office:value-type="date" office:date-value="2005-04-09" calcext:value-type="date">
            <text:p>09/04/05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lis.barbosa@aln.senaicimatec.edu.br" xlink:type="simple">lis.barbosa@aln.senaicimatec.edu.br</text:a>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023.985514</text:p>
          </table:table-cell>
          <table:table-cell office:value-type="string" calcext:value-type="string">
            <text:p>Maria Beatriz Cunha da Silva Pitanga</text:p>
          </table:table-cell>
          <table:table-cell office:value-type="date" office:date-value="2004-07-02" calcext:value-type="date">
            <text:p>02/07/04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maria.pitanga@aln.senaicimatec.edu.br" xlink:type="simple">maria.pitanga@aln.senaicimatec.edu.br</text:a>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023.986016</text:p>
          </table:table-cell>
          <table:table-cell office:value-type="string" calcext:value-type="string">
            <text:p>Maria Clara Martins De Farias</text:p>
          </table:table-cell>
          <table:table-cell office:value-type="date" office:date-value="2006-06-30" calcext:value-type="date">
            <text:p>30/06/06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maria.farias@aln.senaicimatec.edu.br" xlink:type="simple">maria.farias@aln.senaicimatec.edu.br</text:a>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023.958327</text:p>
          </table:table-cell>
          <table:table-cell office:value-type="string" calcext:value-type="string">
            <text:p>Maria Fernanda Oliveira Tinoco Almeida</text:p>
          </table:table-cell>
          <table:table-cell office:value-type="date" office:date-value="2005-12-05" calcext:value-type="date">
            <text:p>05/12/05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nanda.almeida@aln.senaicimatec.edu.br" xlink:type="simple">nanda.almeida@aln.senaicimatec.edu.br</text:a>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023.985523</text:p>
          </table:table-cell>
          <table:table-cell office:value-type="string" calcext:value-type="string">
            <text:p>Maria Júlia Araujo Barreto Matos</text:p>
          </table:table-cell>
          <table:table-cell office:value-type="date" office:date-value="2005-08-18" calcext:value-type="date">
            <text:p>18/08/05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maria.matos@aln.senaicimatec.edu.br" xlink:type="simple">maria.matos@aln.senaicimatec.edu.br</text:a>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023.985756</text:p>
          </table:table-cell>
          <table:table-cell office:value-type="string" calcext:value-type="string">
            <text:p>Maria Luísa de Sá Leitão Gusmão</text:p>
          </table:table-cell>
          <table:table-cell office:value-type="date" office:date-value="2005-05-02" calcext:value-type="date">
            <text:p>02/05/05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maria.gusmao@aln.senaicimatec.edu.br" xlink:type="simple">maria.gusmao@aln.senaicimatec.edu.br</text:a>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023.966145</text:p>
          </table:table-cell>
          <table:table-cell office:value-type="string" calcext:value-type="string">
            <text:p>Michael Braga Roque</text:p>
          </table:table-cell>
          <table:table-cell office:value-type="date" office:date-value="2003-06-27" calcext:value-type="date">
            <text:p>27/06/03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michael.roque@aln.senaicimatec.edu.br" xlink:type="simple">michael.roque@aln.senaicimatec.edu.br</text:a></text:p>
          </table:table-cell>
          <table:table-cell table:number-columns-repeated="2"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023.986573</text:p>
          </table:table-cell>
          <table:table-cell office:value-type="string" calcext:value-type="string">
            <text:p>Tayná Araujo Lima Diamantino</text:p>
          </table:table-cell>
          <table:table-cell office:value-type="date" office:date-value="1996-08-28" calcext:value-type="date">
            <text:p>28/08/96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tayna.diamantino@aln.senaicimatec.edu.br" xlink:type="simple">tayna.diamantino@aln.senaicimatec.edu.br</text:a>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7:00:50.28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0T16:46:10.579000000</meta:creation-date>
    <dc:date>2025-04-11T10:21:07.309000000</dc:date>
    <meta:editing-duration>PT17H24M42S</meta:editing-duration>
    <meta:editing-cycles>3</meta:editing-cycles>
    <meta:generator>LibreOffice/7.5.5.2$Windows_X86_64 LibreOffice_project/ca8fe7424262805f223b9a2334bc7181abbcbf5e</meta:generator>
    <meta:document-statistic meta:table-count="1" meta:cell-count="104" meta:object-count="14"/>
  </office:meta>
</office:document-meta>
</file>